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0857174109A5E5409DF.png" manifest:media-type="image/png"/>
  <manifest:file-entry manifest:full-path="Pictures/1000000000000287000002571282E8A3E2BBCEA8.png" manifest:media-type="image/png"/>
  <manifest:file-entry manifest:full-path="Pictures/10000000000004A3000000C1C43791E3499B02F9.png" manifest:media-type="image/png"/>
  <manifest:file-entry manifest:full-path="Pictures/10000000000004A5000000A639FC3D6F839428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ed5d5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loext:padding="0cm" loext:border="none" fo:background-color="#ffffff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ffff00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ffff00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ed5d5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loext:padding="0cm" loext:border="none" fo:background-color="#ffffff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ffff00" loext:char-shading-value="0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ffff00" loext:char-shading-value="0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ff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3811,3812)" text:style-name="Internet_20_link" text:visited-style-name="Visited_20_Internet_20_Link"><text:span text:style-name="T14">ST-1165</text:span></text:a><text:a xlink:type="simple" xlink:href="javascript:ST(3811,3812)" text:style-name="Internet_20_link" text:visited-style-name="Visited_20_Internet_20_Link"><text:span text:style-name="T7">:MM_MAT_EXP_RF88_04</text:span></text:a><text:span text:style-name="T19"> </text:span></text:p>
      <text:p text:style-name="P1"><text:span text:style-name="T19"/></text:p>
      <text:p text:style-name="P1"><draw:frame draw:style-name="fr1" draw:name="Figura1" text:anchor-type="paragraph" svg:y="13.097cm" svg:width="17cm" svg:height="1.901cm" draw:z-index="0"><draw:image xlink:href="Pictures/10000000000004A5000000857174109A5E5409DF.png" xlink:type="simple" xlink:show="embed" xlink:actuate="onLoad"/></draw:frame><draw:frame draw:style-name="fr1" draw:name="Figura2" text:anchor-type="paragraph" svg:y="0cm" svg:width="13.792cm" svg:height="12.767cm" draw:z-index="1"><draw:image xlink:href="Pictures/1000000000000287000002571282E8A3E2BBCEA8.png" xlink:type="simple" xlink:show="embed" xlink:actuate="onLoad"/></draw:frame><text:span text:style-name="T19"/></text:p>
      <text:p text:style-name="P1"><text:span text:style-name="T19"/></text:p>
      <text:p text:style-name="P1"><draw:frame draw:style-name="fr2" draw:name="Figura3" text:anchor-type="paragraph" svg:width="17cm" svg:height="2.764cm" draw:z-index="2"><draw:image xlink:href="Pictures/10000000000004A3000000C1C43791E3499B02F9.png" xlink:type="simple" xlink:show="embed" xlink:actuate="onLoad"/></draw:frame><text:span text:style-name="T19"/></text:p>
      <text:p text:style-name="P1"><text:span text:style-name="T19"/></text:p>
      <text:p text:style-name="P1"><draw:frame draw:style-name="fr2" draw:name="Figura4" text:anchor-type="paragraph" svg:width="17cm" svg:height="2.372cm" draw:z-index="3"><draw:image xlink:href="Pictures/10000000000004A5000000A639FC3D6F83942807.png" xlink:type="simple" xlink:show="embed" xlink:actuate="onLoad"/></draw:frame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3:48:57.987000000</meta:creation-date>
    <dc:date>2018-03-13T13:54:31.815000000</dc:date>
    <meta:editing-duration>PT5M33S</meta:editing-duration>
    <meta:editing-cycles>2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1" meta:character-count="27" meta:non-whitespace-character-count="26"/>
  </office:meta>
</office:document-meta>
</file>